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normal" officeooo:rsid="0013c70a" officeooo:paragraph-rsid="0013c70a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3c70a" officeooo:paragraph-rsid="0013c70a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3c70a" officeooo:paragraph-rsid="0014edf0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144f1f" officeooo:paragraph-rsid="00144f1f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14edf0" officeooo:paragraph-rsid="00144f1f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1901a7" officeooo:paragraph-rsid="001901a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226b76" officeooo:paragraph-rsid="00226b76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226b76" officeooo:paragraph-rsid="0031ac22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226b76" officeooo:paragraph-rsid="00226b76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rsid="00226b76" officeooo:paragraph-rsid="0031ac22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389769" officeooo:paragraph-rsid="00389769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1ea854" officeooo:paragraph-rsid="0014edf0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Arial" officeooo:rsid="0015fee4" officeooo:paragraph-rsid="0014edf0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15fee4" officeooo:paragraph-rsid="0014edf0"/>
    </style:style>
    <style:style style:name="P15" style:family="paragraph" style:parent-style-name="Heading_20_4" style:list-style-name="" style:master-page-name="">
      <loext:graphic-properties draw:fill="none"/>
      <style:paragraph-properties fo:margin-left="2cm" fo:margin-right="0cm" fo:margin-top="0.212cm" fo:margin-bottom="0.212cm" style:contextual-spacing="false" fo:text-align="start" style:justify-single-word="false" fo:text-indent="0cm" style:auto-text-indent="false" style:page-number="auto" fo:background-color="transparent" fo:keep-with-next="always"/>
      <style:text-properties style:font-name="Arial" fo:font-weight="normal" officeooo:rsid="0015fee4" officeooo:paragraph-rsid="0014edf0" style:font-weight-asian="normal" style:font-weight-complex="normal"/>
    </style:style>
    <style:style style:name="P16" style:family="paragraph" style:parent-style-name="Preformatted_20_Text">
      <style:text-properties style:font-name="Arial" fo:font-size="12pt" style:font-size-asian="12pt" style:font-size-complex="12pt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Arial" officeooo:rsid="0015fee4" officeooo:paragraph-rsid="0014edf0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15fee4" officeooo:paragraph-rsid="0014edf0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3a98d6" officeooo:paragraph-rsid="003a98d6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Arial" officeooo:rsid="00226b76" officeooo:paragraph-rsid="00226b76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Arial" officeooo:rsid="00226b76" officeooo:paragraph-rsid="00226b76"/>
    </style:style>
    <style:style style:name="P22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style:font-name="Arial" officeooo:rsid="00226b76" officeooo:paragraph-rsid="00226b76"/>
    </style:style>
    <style:style style:name="P23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style:font-name="Arial" officeooo:rsid="00226b76" officeooo:paragraph-rsid="00226b76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Arial" officeooo:rsid="00226b76" officeooo:paragraph-rsid="00458781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Arial" officeooo:rsid="00226b76" officeooo:paragraph-rsid="00468161"/>
    </style:style>
    <style:style style:name="P26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style:font-name="Arial" officeooo:rsid="003fd2c4" officeooo:paragraph-rsid="003fd2c4"/>
    </style:style>
    <style:style style:name="P27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style:font-name="Arial" officeooo:rsid="003fd2c4" officeooo:paragraph-rsid="003fd2c4"/>
    </style:style>
    <style:style style:name="P28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style:font-name="Arial" officeooo:rsid="0041e16a" officeooo:paragraph-rsid="0041e16a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41e16a" officeooo:paragraph-rsid="0041e16a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41e16a" officeooo:paragraph-rsid="003a98d6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439375" officeooo:paragraph-rsid="00439375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style:font-name="Arial" officeooo:rsid="001ea854" officeooo:paragraph-rsid="0014edf0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Arial" officeooo:rsid="00458781" officeooo:paragraph-rsid="00458781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Arial" officeooo:rsid="00468161" officeooo:paragraph-rsid="00468161"/>
    </style:style>
    <style:style style:name="P35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style:font-name="Arial" officeooo:paragraph-rsid="00226b76"/>
    </style:style>
    <style:style style:name="P36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officeooo:paragraph-rsid="0014edf0"/>
    </style:style>
    <style:style style:name="P37" style:family="paragraph" style:parent-style-name="Standard">
      <style:paragraph-properties fo:text-align="start" style:justify-single-word="false"/>
      <style:text-properties style:font-name="Arial" officeooo:paragraph-rsid="0031ac22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officeooo:paragraph-rsid="0031ac22" style:font-size-asian="12pt" style:font-size-complex="12pt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style:font-name="Arial"/>
    </style:style>
    <style:style style:name="P40" style:family="paragraph" style:parent-style-name="Standard">
      <loext:graphic-properties draw:fill="none"/>
      <style:paragraph-properties fo:margin-left="0cm" fo:margin-right="0cm" fo:text-indent="2cm" style:auto-text-indent="false" fo:background-color="transparent"/>
      <style:text-properties style:font-name="Arial"/>
    </style:style>
    <style:style style:name="T1" style:family="text">
      <style:text-properties style:font-name="Arial" officeooo:rsid="00267896"/>
    </style:style>
    <style:style style:name="T2" style:family="text">
      <style:text-properties style:font-name="Arial" officeooo:rsid="00389769"/>
    </style:style>
    <style:style style:name="T3" style:family="text">
      <style:text-properties style:font-name="Arial" officeooo:rsid="003fd2c4"/>
    </style:style>
    <style:style style:name="T4" style:family="text">
      <style:text-properties officeooo:rsid="00239a4f"/>
    </style:style>
    <style:style style:name="T5" style:family="text">
      <style:text-properties officeooo:rsid="00299d75"/>
    </style:style>
    <style:style style:name="T6" style:family="text">
      <style:text-properties officeooo:rsid="002ccc19"/>
    </style:style>
    <style:style style:name="T7" style:family="text">
      <style:text-properties officeooo:rsid="0031ac22"/>
    </style:style>
    <style:style style:name="T8" style:family="text">
      <style:text-properties officeooo:rsid="0036a666"/>
    </style:style>
    <style:style style:name="T9" style:family="text">
      <style:text-properties officeooo:rsid="003a98d6"/>
    </style:style>
    <style:style style:name="T10" style:family="text">
      <style:text-properties officeooo:rsid="003c45c9"/>
    </style:style>
    <style:style style:name="T11" style:family="text">
      <style:text-properties officeooo:rsid="00226b76"/>
    </style:style>
    <style:style style:name="T12" style:family="text">
      <style:text-properties fo:color="#000000" loext:opacity="100%" style:font-name="Arial" fo:font-size="12pt" fo:font-weight="normal" fo:background-color="#ffffff" loext:char-shading-value="0" style:font-size-asian="12pt" style:font-size-complex="12pt"/>
    </style:style>
    <style:style style:name="T13" style:family="text">
      <style:text-properties fo:color="#000000" loext:opacity="100%" fo:font-size="12pt" fo:font-weight="normal" officeooo:rsid="00439375" fo:background-color="#ffffff" loext:char-shading-value="0" style:font-size-asian="12pt" style:font-size-complex="12pt"/>
    </style:style>
    <style:style style:name="T14" style:family="text">
      <style:text-properties officeooo:rsid="003efa41"/>
    </style:style>
    <style:style style:name="T15" style:family="text">
      <style:text-properties officeooo:rsid="003f0fa2"/>
    </style:style>
    <style:style style:name="T16" style:family="text">
      <style:text-properties officeooo:rsid="003fd2c4"/>
    </style:style>
    <style:style style:name="T17" style:family="text">
      <style:text-properties officeooo:rsid="0041a1f1"/>
    </style:style>
    <style:style style:name="T18" style:family="text">
      <style:text-properties officeooo:rsid="0041e16a"/>
    </style:style>
    <style:style style:name="T19" style:family="text">
      <style:text-properties fo:font-size="12pt" officeooo:rsid="00226b76" style:font-size-asian="12pt" style:font-size-complex="12pt"/>
    </style:style>
    <style:style style:name="T20" style:family="text">
      <style:text-properties officeooo:rsid="00458781"/>
    </style:style>
    <style:style style:name="T21" style:family="text">
      <style:text-properties style:text-position="super 58%"/>
    </style:style>
    <style:style style:name="T22" style:family="text">
      <style:text-properties style:text-position="0% 100%"/>
    </style:style>
    <style:style style:name="T23" style:family="text">
      <style:text-properties officeooo:rsid="00468161"/>
    </style:style>
    <style:style style:name="T24" style:family="text">
      <style:text-properties officeooo:rsid="00474073"/>
    </style:style>
    <style:style style:name="T25" style:family="text">
      <style:text-properties officeooo:rsid="0047da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de d’utilisation <text:span text:style-name="T8">pour le téléchargement d’uen image sur le CO2</text:span></text:p>
      <text:p text:style-name="P2"/>
      <text:p text:style-name="P2"/>
      <text:p text:style-name="P4">Voici les étapes obligatoires pour pouvoir télécharger une image <text:span text:style-name="T8">sur le CO2</text:span></text:p>
      <text:p text:style-name="P4"/>
      <text:p text:style-name="P4"/>
      <text:p text:style-name="P4">Connexion à L’API Copernicus :</text:p>
      <text:p text:style-name="P4"/>
      <text:p text:style-name="P4"/>
      <text:p text:style-name="P5"/>
      <text:p text:style-name="P6">Récuperation des images</text:p>
      <text:p text:style-name="P11"/>
      <text:p text:style-name="P17">Paramètre de la requête a compléter :</text:p>
      <text:p text:style-name="P13"/>
      <text:p text:style-name="P36"><text:span text:style-name="T1">Lien vers l’</text:span><text:a xlink:type="simple" xlink:href="https://cds.climate.copernicus.eu/cdsapp#!/dataset/satellite-aerosol-properties?tab=form" text:style-name="Internet_20_link" text:visited-style-name="Visited_20_Internet_20_Link"><text:span text:style-name="T3">API Copernicus</text:span></text:a><text:span text:style-name="T2"> pour tester vos requêtes</text:span></text:p>
      <text:p text:style-name="P14"><text:tab/><text:tab/></text:p>
      <text:h text:style-name="P15" text:outline-level="4">Time aggregation: <text:span text:style-name="T16">nous donne le moyen soit du jour, soit du mois ou sur 5 jour</text:span></text:h>
      <text:p text:style-name="P14"/>
      <text:p text:style-name="P26">Variable : Permet de choisir <text:span text:style-name="T17">entre les différents caractéristiques possible pour les aérosol</text:span><text:span text:style-name="T24">s</text:span></text:p>
      <text:p text:style-name="P27"/>
      <text:p text:style-name="P28">Sensor on satellite : Permet de choisir le satellite ou le détecteur à choisir</text:p>
      <text:p text:style-name="P14"/>
      <text:p text:style-name="P29">Algorithm : Permet de choisir comment les valeurs sont calculés</text:p>
      <text:p text:style-name="P14"/>
      <text:p text:style-name="P19">Year :<text:span text:style-name="T18">P</text:span>rend une année entre <text:span text:style-name="T18">1995</text:span> et <text:span text:style-name="T18">celle actuelle -1</text:span> compris</text:p>
      <text:p text:style-name="P30"/>
      <text:p text:style-name="P29">Mouth: Prend une valeur entre 01 et 12 pour chaque mois de l’année</text:p>
      <text:p text:style-name="P29"/>
      <text:p text:style-name="P31">Day : Prend une valeur entre 01 et 31 si le mois le permet pour chaque jour du mois </text:p>
      <text:p text:style-name="P31"/>
      <text:p text:style-name="P31">Version : Permet de choisir entre plusieurs système pour le traitement de l’image</text:p>
      <text:p text:style-name="P12"/>
      <text:p text:style-name="P31">Orbit : Choisi comment est l’orbit<text:span text:style-name="T24">e du satellite</text:span></text:p>
      <text:p text:style-name="P12"/>
      <text:p text:style-name="P12"><text:span text:style-name="T9">F</text:span>ormat <text:span text:style-name="T9">qui est la forme du document comprenant nos images</text:span> est soit <text:span text:style-name="T9">en .zip soit en .tar.gz</text:span></text:p>
      <text:p text:style-name="P3"/>
      <text:p text:style-name="P3"/>
      <text:p text:style-name="P7">Description du code python </text:p>
      <text:p text:style-name="P7"/>
      <text:p text:style-name="P22">Connexion a <text:span text:style-name="T25">C</text:span>opernicus</text:p>
      <text:p text:style-name="P23"/>
      <text:p text:style-name="P23">Avoir en sa possession une clé pour pouvoir se connecter au service <text:span text:style-name="T25">C</text:span>opernicus</text:p>
      <text:p text:style-name="P23">:Identifiant + mdp</text:p>
      <text:p text:style-name="P23"><text:tab/><text:tab/></text:p>
      <text:p text:style-name="P35"><text:span text:style-name="T4">Voici l’url de l’API a laquelle vous vous connectez : </text:span><text:span text:style-name="T12">https://</text:span><text:span text:style-name="T13">cds.climate</text:span><text:span text:style-name="T12">.copernicus.eu/api/v2</text:span></text:p>
      <text:p text:style-name="P7"><text:soft-page-break/></text:p>
      <text:p text:style-name="P7"/>
      <text:p text:style-name="P7"><text:tab/><text:tab/>Requête <text:s/>à l’API Copernicus </text:p>
      <text:p text:style-name="P7"/>
      <text:p text:style-name="P7"><text:tab/><text:tab/></text:p>
      <text:p text:style-name="P7"/>
      <text:p text:style-name="P20"><text:span text:style-name="T6">Voici le</text:span><text:span text:style-name="T10">s variables choisi pour notre requête</text:span></text:p>
      <text:p text:style-name="P21"/>
      <text:p text:style-name="P21"/>
      <text:p text:style-name="P21"><text:span text:style-name="T20">f</text:span><text:span text:style-name="T14">ormat : zip ce qui correspond au format du fichier</text:span></text:p>
      <text:p text:style-name="P21"/>
      <text:p text:style-name="P33">mouth : 01 pour le mois de janvier</text:p>
      <text:p text:style-name="P21"/>
      <text:p text:style-name="P33">variable : dust_aerosol_optical_depth pour le choix du type d’aérosol</text:p>
      <text:p text:style-name="P21"/>
      <text:p text:style-name="P33">algorithm : ens qui est un algorithme choisi</text:p>
      <text:p text:style-name="P33"/>
      <text:p text:style-name="P24"><text:span text:style-name="T15">year : 2020 qui est l’année des résultats choisis</text:span></text:p>
      <text:p text:style-name="P24"/>
      <text:p text:style-name="P33">day : 01 pour le 1<text:span text:style-name="T21">er</text:span></text:p>
      <text:p text:style-name="P33"/>
      <text:p text:style-name="P33">time_aggregation : daily_average pour la moyen du jour</text:p>
      <text:p text:style-name="P33"/>
      <text:p text:style-name="P34">orbit : descending qui est le sens dans le déplacement du satellite</text:p>
      <text:p text:style-name="P21"/>
      <text:p text:style-name="P25"><text:span text:style-name="T14">Version : </text:span><text:span text:style-name="T23">choix de la version du traitement de l’image</text:span></text:p>
      <text:p text:style-name="P21"/>
      <text:p text:style-name="P21"><text:span text:style-name="T7">Voici un exemple de ce </text:span><text:span text:style-name="T15">cela donne sous la forme d’une requête</text:span><text:span text:style-name="T7"> :</text:span></text:p>
      <text:p text:style-name="P8"/>
      <text:p text:style-name="P37"><text:span text:style-name="T19"><text:tab/></text:span>import cdsapi</text:p>
      <text:p text:style-name="P16"/>
      <text:p text:style-name="P39">c = cdsapi.Client()</text:p>
      <text:p text:style-name="P40"/>
      <text:p text:style-name="P40">c.retrieve(</text:p>
      <text:p text:style-name="P40"><text:s text:c="4"/>'satellite-aerosol-properties',</text:p>
      <text:p text:style-name="P40"><text:s text:c="4"/>{</text:p>
      <text:p text:style-name="P40"><text:s text:c="8"/>'format': 'zip',</text:p>
      <text:p text:style-name="P40"><text:s text:c="8"/>'month': '01',</text:p>
      <text:p text:style-name="P40"><text:s text:c="8"/>'variable': 'dust_aerosol_optical_depth',</text:p>
      <text:p text:style-name="P40"><text:s text:c="8"/>'sensor_on_satellite': 'iasi_on_metopa',</text:p>
      <text:p text:style-name="P40"><text:s text:c="8"/>'algorithm': 'ens',</text:p>
      <text:p text:style-name="P40"><text:s text:c="8"/>'year': '2020',</text:p>
      <text:p text:style-name="P40"><text:s text:c="8"/>'day': [</text:p>
      <text:p text:style-name="P40"><text:s text:c="12"/>'01', '23',</text:p>
      <text:p text:style-name="P40"><text:s text:c="8"/>],</text:p>
      <text:p text:style-name="P40"><text:s text:c="8"/>'time_aggregation': 'daily_average',</text:p>
      <text:p text:style-name="P40"><text:s text:c="8"/>'orbit': 'descending',</text:p>
      <text:p text:style-name="P40"><text:s text:c="8"/>'version': 'v1.1',</text:p>
      <text:p text:style-name="P40"><text:s text:c="4"/>},</text:p>
      <text:p text:style-name="P40"><text:s text:c="4"/>'download.zip')</text:p>
      <text:p text:style-name="P38"/>
      <text:p text:style-name="P10"/>
      <text:p text:style-name="P9"><text:soft-page-break/></text:p>
      <text:p text:style-name="P9"/>
      <text:p text:style-name="P7"><text:tab/><text:span text:style-name="T5">download.</text:span><text:span text:style-name="T14">zip</text:span><text:span text:style-name="T5"> est le nom du fichier qui va être utiliser par la suite pour pouvoir convertir les images sous le bon format</text:span>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275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1T10:32:02.922000000</meta:creation-date>
    <dc:date>2022-06-24T13:18:05.902000000</dc:date>
    <meta:editing-duration>PT11H5M48S</meta:editing-duration>
    <meta:editing-cycles>15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56" meta:word-count="372" meta:character-count="2421" meta:non-whitespace-character-count="1972"/>
  </office:meta>
</office:document-meta>
</file>